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2.5437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8957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516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6228in" fo:break-before="auto" style:use-optimal-row-height="true"/>
    </style:style>
    <style:style style:name="ro5" style:family="table-row">
      <style:table-row-properties style:row-height="0.4819in" fo:break-before="auto" style:use-optimal-row-height="true"/>
    </style:style>
    <style:style style:name="ro6" style:family="table-row">
      <style:table-row-properties style:row-height="0.6673in" fo:break-before="auto" style:use-optimal-row-height="true"/>
    </style:style>
    <style:style style:name="ro7" style:family="table-row">
      <style:table-row-properties style:row-height="0.2043in" fo:break-before="auto" style:use-optimal-row-height="true"/>
    </style:style>
    <style:style style:name="ro8" style:family="table-row">
      <style:table-row-properties style:row-height="0.7744in" fo:break-before="auto" style:use-optimal-row-height="true"/>
    </style:style>
    <style:style style:name="ro9" style:family="table-row">
      <style:table-row-properties style:row-height="0.8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0.0417in" fo:padding-left="0.0138in" fo:padding-right="0.0138in" fo:padding-top="0.028in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0.0417in" fo:padding-left="0.0138in" fo:padding-right="0.0138in" fo:padding-top="0.028in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padding-bottom="0.0417in" fo:padding-left="0.0138in" fo:padding-right="0.0138in" fo:padding-top="0.028in" style:vertical-align="middle"/>
      <style:paragraph-properties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5" office:value-type="string">
            <text:p>Text definition</text:p>
          </table:table-cell>
          <table:table-cell table:style-name="ce5" office:value-type="string">
            <text:p>Subclass of</text:p>
          </table:table-cell>
          <table:table-cell table:style-name="ce5" office:value-type="string">
            <text:p>Comments</text:p>
          </table:table-cell>
          <table:table-cell table:style-name="ce5" office:value-type="string">
            <text:p>Ignore</text:p>
          </table:table-cell>
          <table:table-cell table:style-name="ce5" office:value-type="string">
            <text:p>Notes</text:p>
          </table:table-cell>
          <table:table-cell table:style-name="ce1" office:value-type="string">
            <text:p>Plant type</text:p>
          </table:table-cell>
          <table:table-cell table:style-name="ce1" office:value-type="string">
            <text:p>NPN phenophase(s)</text:p>
          </table:table-cell>
          <table:table-cell table:style-name="ce1" office:value-type="string">
            <text:p>BBCH principle stage(s)</text:p>
          </table:table-cell>
          <table:table-cell table:style-name="ce1" office:value-type="string">
            <text:p>BBCH secondary stage(s)</text:p>
          </table:table-cell>
        </table:table-row>
        <table:table-row table:style-name="ro2">
          <table:table-cell office:value-type="string">
            <text:p>Class</text:p>
          </table:table-cell>
          <table:table-cell table:style-name="ce3" office:value-type="string">
            <text:p>PPO:0000100</text:p>
          </table:table-cell>
          <table:table-cell table:style-name="ce6" office:value-type="string">
            <text:p>flower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t least one {flower bud} or {flower} that has not yet begun {floral organ senescence}.</text:p>
          </table:table-cell>
          <table:table-cell table:style-name="ce11" table:formula="of:=CONCATENATE([.D2]; &quot; THAT 'has participant' SOME (&quot;; CHAR(10); &quot;    'whole plant' THAT 'has quality' SOME 'flowers present'&quot;; CHAR(10); &quot;)&quot;)" office:value-type="string" office:string-value="'plant phenological stage' THAT 'has participant' SOME (&#10;    'whole plant' THAT 'has quality' SOME 'flowers present'&#10;)">
            <text:p>'plant phenological stage' THAT 'has participant' SOME (<text:line-break/> <text:s text:c="3"/>'whole plant' THAT 'has quality' SOME 'flower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flowers or flower buds”, “flower heads”, “open flowers”, “pollen release”</text:p>
          </table:table-cell>
          <table:table-cell table:style-name="ce3" office:value-type="string">
            <text:p>5, 6</text:p>
          </table:table-cell>
          <table:table-cell table:style-name="ce3" office:value-type="string">
            <text:p>5:cannot distinguish; 6:0-7</text:p>
          </table:table-cell>
        </table:table-row>
        <table:table-row table:style-name="ro3">
          <table:table-cell office:value-type="string">
            <text:p>Class</text:p>
          </table:table-cell>
          <table:table-cell table:style-name="ce3" office:value-type="string">
            <text:p>PPO:0000101</text:p>
          </table:table-cell>
          <table:table-cell table:style-name="ce6" office:value-type="string">
            <text:p>open flower phenological stage</text:p>
          </table:table-cell>
          <table:table-cell table:style-name="ce8" office:value-type="string">
            <text:p>'flower phenological stage'</text:p>
          </table:table-cell>
          <table:table-cell table:style-name="ce8" office:value-type="string">
            <text:p>A {flower phenological stage} in which the participant plant is in the {whole plant flowering stage}.</text:p>
          </table:table-cell>
          <table:table-cell table:style-name="ce11" table:formula="of:=CONCATENATE([.D3]; &quot; THAT 'has participant' SOME (&quot;; CHAR(10); &quot;    'whole plant' THAT 'has quality' SOME 'open flowers present'&quot;; CHAR(10); &quot;)&quot;)" office:value-type="string" office:string-value="'flower phenological stage' THAT 'has participant' SOME (&#10;    'whole plant' THAT 'has quality' SOME 'open flowers present'&#10;)">
            <text:p>'flower phenological stage' THAT 'has participant' SOME (<text:line-break/> <text:s text:c="3"/>'whole plant' THAT 'has quality' SOME 'open flower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open flowers”, “pollen release”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6:0-7</text:p>
          </table:table-cell>
        </table:table-row>
        <table:table-row table:style-name="ro4">
          <table:table-cell office:value-type="string">
            <text:p>Class</text:p>
          </table:table-cell>
          <table:table-cell table:style-name="ce3" office:value-type="string">
            <text:p>PPO:0000102</text:p>
          </table:table-cell>
          <table:table-cell table:style-name="ce6" office:value-type="string">
            <text:p>pollen release (flower) phenological stage</text:p>
          </table:table-cell>
          <table:table-cell table:style-name="ce6" office:value-type="string">
            <text:p>'open flower phenological stage'</text:p>
          </table:table-cell>
          <table:table-cell table:style-name="ce10" office:value-type="string">
            <text:p>An {open flower phenological stage} in which the participant plant has at least one {flower} in the {flowering stage} and is releasing pollen.</text:p>
          </table:table-cell>
          <table:table-cell table:style-name="ce11" table:formula="of:=CONCATENATE([.D4]; &quot; THAT 'has participant' SOME (&quot;; CHAR(10); &quot;    'whole plant' THAT 'has quality' SOME 'pollen-releasing flowers present'&quot;; CHAR(10); &quot;)&quot;)" office:value-type="string" office:string-value="'open flower phenological stage' THAT 'has participant' SOME (&#10;    'whole plant' THAT 'has quality' SOME 'pollen-releasing flowers present'&#10;)">
            <text:p>'open flower phenological stage' THAT 'has participant' SOME (<text:line-break/> <text:s text:c="3"/>'whole plant' THAT 'has quality' SOME 'pollen-releasing flower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pollen release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3">
          <table:table-cell office:value-type="string">
            <text:p>Class</text:p>
          </table:table-cell>
          <table:table-cell table:style-name="ce3" office:value-type="string">
            <text:p>PPO:0000103</text:p>
          </table:table-cell>
          <table:table-cell table:style-name="ce6" office:value-type="string">
            <text:p>fruit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t least one {fruit}.</text:p>
          </table:table-cell>
          <table:table-cell table:style-name="ce11" table:formula="of:=CONCATENATE([.D5]; &quot; THAT 'has participant' SOME (&quot;; CHAR(10); &quot;    'whole plant' THAT 'has quality' SOME 'fruits present'&quot;; CHAR(10); &quot;)&quot;)" office:value-type="string" office:string-value="'plant phenological stage' THAT 'has participant' SOME (&#10;    'whole plant' THAT 'has quality' SOME 'fruits present'&#10;)">
            <text:p>'plant phenological stage' THAT 'has participant' SOME (<text:line-break/> <text:s text:c="3"/>'whole plant' THAT 'has quality' SOME 'fruit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fruits”, “ripe fruits”</text:p>
          </table:table-cell>
          <table:table-cell table:style-name="ce3" office:value-type="string">
            <text:p>6 (6:9 only), 7, 8</text:p>
          </table:table-cell>
          <table:table-cell table:style-name="ce3" office:value-type="string">
            <text:p>cannot distinguish</text:p>
          </table:table-cell>
        </table:table-row>
        <table:table-row table:style-name="ro3">
          <table:table-cell office:value-type="string">
            <text:p>Class</text:p>
          </table:table-cell>
          <table:table-cell table:style-name="ce3" office:value-type="string">
            <text:p>PPO:0000104</text:p>
          </table:table-cell>
          <table:table-cell table:style-name="ce6" office:value-type="string">
            <text:p>ripening fruit phenological stage</text:p>
          </table:table-cell>
          <table:table-cell table:style-name="ce8" office:value-type="string">
            <text:p>'fruit phenological stage'</text:p>
          </table:table-cell>
          <table:table-cell table:style-name="ce8" office:value-type="string">
            <text:p>A {fruit phenological stage} in which the participant plant has at least one {fruit} in the {fruit ripening stage}.</text:p>
          </table:table-cell>
          <table:table-cell table:style-name="ce11" table:formula="of:=CONCATENATE([.D6]; &quot; THAT 'has participant' SOME (&quot;; CHAR(10); &quot;    'whole plant' THAT 'has quality' SOME 'ripening fruits present'&quot;; CHAR(10); &quot;)&quot;)" office:value-type="string" office:string-value="'fruit phenological stage' THAT 'has participant' SOME (&#10;    'whole plant' THAT 'has quality' SOME 'ripening fruits present'&#10;)">
            <text:p>'fruit phenological stage' THAT 'has participant' SOME (<text:line-break/> <text:s text:c="3"/>'whole plant' THAT 'has quality' SOME 'ripening fruit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ripe fruits”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annot distinguish</text:p>
          </table:table-cell>
        </table:table-row>
        <table:table-row table:style-name="ro5">
          <table:table-cell office:value-type="string">
            <text:p>Class</text:p>
          </table:table-cell>
          <table:table-cell table:style-name="ce3" office:value-type="string">
            <text:p>PPO:0000114</text:p>
          </table:table-cell>
          <table:table-cell table:style-name="ce6" office:value-type="string">
            <text:p>ripe fruit phenological stage</text:p>
          </table:table-cell>
          <table:table-cell table:style-name="ce9" office:value-type="string">
            <text:p>'ripening fruit phenological stage'</text:p>
          </table:table-cell>
          <table:table-cell table:style-name="ce8" office:value-type="string">
            <text:p>A {ripening fruit phenological stage} in which the participant plant has at least one {fruit} in the {fruit ripe stage}.</text:p>
          </table:table-cell>
          <table:table-cell table:style-name="ce11" table:formula="of:=CONCATENATE([.D7]; &quot; THAT 'has participant' SOME (&quot;; CHAR(10); &quot;    'whole plant' THAT 'has quality' SOME 'ripe fruits present'&quot;; CHAR(10); &quot;)&quot;)" office:value-type="string" office:string-value="'ripening fruit phenological stage' THAT 'has participant' SOME (&#10;    'whole plant' THAT 'has quality' SOME 'ripe fruits present'&#10;)">
            <text:p>'ripening fruit phenological stage' THAT 'has participant' SOME (<text:line-break/> <text:s text:c="3"/>'whole plant' THAT 'has quality' SOME 'ripe fruit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ripe fruits”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cannot distinguish</text:p>
          </table:table-cell>
        </table:table-row>
        <table:table-row table:style-name="ro6">
          <table:table-cell office:value-type="string">
            <text:p>Class</text:p>
          </table:table-cell>
          <table:table-cell table:style-name="ce3" office:value-type="string">
            <text:p>PPO:0000105</text:p>
          </table:table-cell>
          <table:table-cell table:style-name="ce6" office:value-type="string">
            <text:p>falling fruit or seed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11" table:formula="of:=CONCATENATE([.D8]; &quot; THAT 'has participant' SOME (&quot;; CHAR(10); &quot;    'whole plant' THAT 'has quality' SOME 'abscised fruits or seeds present'&quot;; CHAR(10); &quot;)&quot;)" office:value-type="string" office:string-value="'plant phenological stage' THAT 'has participant' SOME (&#10;    'whole plant' THAT 'has quality' SOME 'abscised fruits or seeds present'&#10;)">
            <text:p>'plant phenological stage' THAT 'has participant' SOME (<text:line-break/> <text:s text:c="3"/>'whole plant' THAT 'has quality' SOME 'abscised fruits or seeds present'<text:line-break/>)</text:p>
          </table:table-cell>
          <table:table-cell table:style-name="ce6" table:number-columns-repeated="3"/>
          <table:table-cell table:style-name="ce3" office:value-type="string">
            <text:p>angiosperms</text:p>
          </table:table-cell>
          <table:table-cell table:style-name="ce3" office:value-type="string">
            <text:p>“recent fruit or seed drop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7">
          <table:table-cell/>
          <table:table-cell table:style-name="ce3"/>
          <table:table-cell table:style-name="ce6"/>
          <table:table-cell table:style-name="ce8" table:number-columns-repeated="2"/>
          <table:table-cell table:style-name="ce11"/>
          <table:table-cell table:style-name="ce6" table:number-columns-repeated="3"/>
          <table:table-cell table:style-name="ce3" table:number-columns-repeated="4"/>
        </table:table-row>
        <table:table-row table:style-name="ro2">
          <table:table-cell office:value-type="string">
            <text:p>Class</text:p>
          </table:table-cell>
          <table:table-cell table:style-name="ce3" office:value-type="string">
            <text:p>PPO:0000106</text:p>
          </table:table-cell>
          <table:table-cell table:style-name="ce6" office:value-type="string">
            <text:p>cone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t least one {strobilus} (i.e., a cone).</text:p>
          </table:table-cell>
          <table:table-cell table:style-name="ce11" table:formula="of:=CONCATENATE([.D10]; &quot; THAT 'has participant' SOME (&quot;; CHAR(10); &quot;    'whole plant' THAT 'has quality' SOME 'cones present'&quot;; CHAR(10); &quot;)&quot;)" office:value-type="string" office:string-value="'plant phenological stage' THAT 'has participant' SOME (&#10;    'whole plant' THAT 'has quality' SOME 'cones present'&#10;)">
            <text:p>'plant phenological stage' THAT 'has participant' SOME (<text:line-break/> <text:s text:c="3"/>'whole plant' THAT 'has quality' SOME '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2">
          <table:table-cell office:value-type="string">
            <text:p>Class</text:p>
          </table:table-cell>
          <table:table-cell table:style-name="ce3" office:value-type="string">
            <text:p>PPO:0000107</text:p>
          </table:table-cell>
          <table:table-cell table:style-name="ce6" office:value-type="string">
            <text:p>pollen cone phenological stage</text:p>
          </table:table-cell>
          <table:table-cell table:style-name="ce3" office:value-type="string">
            <text:p>'cone phenological stage'</text:p>
          </table:table-cell>
          <table:table-cell table:style-name="ce8" office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11" table:formula="of:=CONCATENATE([.D11]; &quot; THAT 'has participant' SOME (&quot;; CHAR(10); &quot;    'whole plant' THAT 'has quality' SOME 'pollen cones present'&quot;; CHAR(10); &quot;)&quot;)" office:value-type="string" office:string-value="'cone phenological stage' THAT 'has participant' SOME (&#10;    'whole plant' THAT 'has quality' SOME 'pollen cones present'&#10;)">
            <text:p>'cone phenological stage' THAT 'has participant' SOME (<text:line-break/> <text:s text:c="3"/>'whole plant' THAT 'has quality' SOME 'pollen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pollen cones”, “open pollen cones”, “pollen release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4">
          <table:table-cell office:value-type="string">
            <text:p>Class</text:p>
          </table:table-cell>
          <table:table-cell table:style-name="ce3" office:value-type="string">
            <text:p>PPO:0000108</text:p>
          </table:table-cell>
          <table:table-cell table:style-name="ce6" office:value-type="string">
            <text:p>open pollen cone phenological stage</text:p>
          </table:table-cell>
          <table:table-cell table:style-name="ce3" office:value-type="string">
            <text:p>'pollen cone phenological stage'</text:p>
          </table:table-cell>
          <table:table-cell table:style-name="ce8" office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11" table:formula="of:=CONCATENATE([.D12]; &quot; THAT 'has participant' SOME (&quot;; CHAR(10); &quot;    'whole plant' THAT 'has quality' SOME 'open pollen cones present'&quot;; CHAR(10); &quot;)&quot;)" office:value-type="string" office:string-value="'pollen cone phenological stage' THAT 'has participant' SOME (&#10;    'whole plant' THAT 'has quality' SOME 'open pollen cones present'&#10;)">
            <text:p>'pollen cone phenological stage' THAT 'has participant' SOME (<text:line-break/> <text:s text:c="3"/>'whole plant' THAT 'has quality' SOME 'open pollen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open pollen cones”, “pollen release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8">
          <table:table-cell office:value-type="string">
            <text:p>Class</text:p>
          </table:table-cell>
          <table:table-cell table:style-name="ce3" office:value-type="string">
            <text:p>PPO:0000109</text:p>
          </table:table-cell>
          <table:table-cell table:style-name="ce6" office:value-type="string">
            <text:p>pollen release (cone) phenological stage</text:p>
          </table:table-cell>
          <table:table-cell table:style-name="ce3" office:value-type="string">
            <text:p>'open pollen cone phenological stage'</text:p>
          </table:table-cell>
          <table:table-cell table:style-name="ce8" office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11" table:formula="of:=CONCATENATE([.D13]; &quot; THAT 'has participant' SOME (&quot;; CHAR(10); &quot;    'whole plant' THAT 'has quality' SOME 'pollen-releasing pollen cones present'&quot;; CHAR(10); &quot;)&quot;)" office:value-type="string" office:string-value="'open pollen cone phenological stage' THAT 'has participant' SOME (&#10;    'whole plant' THAT 'has quality' SOME 'pollen-releasing pollen cones present'&#10;)">
            <text:p>'open pollen cone phenological stage' THAT 'has participant' SOME (<text:line-break/> <text:s text:c="3"/>'whole plant' THAT 'has quality' SOME 'pollen-releasing pollen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pollen release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2">
          <table:table-cell office:value-type="string">
            <text:p>Class</text:p>
          </table:table-cell>
          <table:table-cell table:style-name="ce3" office:value-type="string">
            <text:p>PPO:0000110</text:p>
          </table:table-cell>
          <table:table-cell table:style-name="ce6" office:value-type="string">
            <text:p>seed cone phenological stage</text:p>
          </table:table-cell>
          <table:table-cell table:style-name="ce3" office:value-type="string">
            <text:p>'cone phenological stage'</text:p>
          </table:table-cell>
          <table:table-cell table:style-name="ce8" office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11" table:formula="of:=CONCATENATE([.D14]; &quot; THAT 'has participant' SOME (&quot;; CHAR(10); &quot;    'whole plant' THAT 'has quality' SOME 'seed cones present'&quot;; CHAR(10); &quot;)&quot;)" office:value-type="string" office:string-value="'cone phenological stage' THAT 'has participant' SOME (&#10;    'whole plant' THAT 'has quality' SOME 'seed cones present'&#10;)">
            <text:p>'cone phenological stage' THAT 'has participant' SOME (<text:line-break/> <text:s text:c="3"/>'whole plant' THAT 'has quality' SOME 'seed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unripe seed cones”, “ripe seed cones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4">
          <table:table-cell office:value-type="string">
            <text:p>Class</text:p>
          </table:table-cell>
          <table:table-cell table:style-name="ce3" office:value-type="string">
            <text:p>PPO:0000111</text:p>
          </table:table-cell>
          <table:table-cell table:style-name="ce6" office:value-type="string">
            <text:p>unripe seed cone phenological stage</text:p>
          </table:table-cell>
          <table:table-cell table:style-name="ce3" office:value-type="string">
            <text:p>'seed cone phenological stage'</text:p>
          </table:table-cell>
          <table:table-cell table:style-name="ce8" office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11" table:formula="of:=CONCATENATE([.D15]; &quot; THAT 'has participant' SOME (&quot;; CHAR(10); &quot;    'whole plant' THAT 'has quality' SOME 'unripe seed cones present'&quot;; CHAR(10); &quot;)&quot;)" office:value-type="string" office:string-value="'seed cone phenological stage' THAT 'has participant' SOME (&#10;    'whole plant' THAT 'has quality' SOME 'unripe seed cones present'&#10;)">
            <text:p>'seed cone phenological stage' THAT 'has participant' SOME (<text:line-break/> <text:s text:c="3"/>'whole plant' THAT 'has quality' SOME 'unripe seed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unripe seed cones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4">
          <table:table-cell office:value-type="string">
            <text:p>Class</text:p>
          </table:table-cell>
          <table:table-cell table:style-name="ce3" office:value-type="string">
            <text:p>PPO:0000112</text:p>
          </table:table-cell>
          <table:table-cell table:style-name="ce6" office:value-type="string">
            <text:p>ripening seed cone phenological stage</text:p>
          </table:table-cell>
          <table:table-cell table:style-name="ce3" office:value-type="string">
            <text:p>'seed cone phenological stage'</text:p>
          </table:table-cell>
          <table:table-cell table:style-name="ce8" office:value-type="string">
            <text:p>A {seed cone phenological stage} in which the participant plant has at least one {megasporangiate strobilus} (i.e., female or seed cone) that is ripening.</text:p>
          </table:table-cell>
          <table:table-cell table:style-name="ce11" table:formula="of:=CONCATENATE([.D16]; &quot; THAT 'has participant' SOME (&quot;; CHAR(10); &quot;    'whole plant' THAT 'has quality' SOME 'ripening seed cones present'&quot;; CHAR(10); &quot;)&quot;)" office:value-type="string" office:string-value="'seed cone phenological stage' THAT 'has participant' SOME (&#10;    'whole plant' THAT 'has quality' SOME 'ripening seed cones present'&#10;)">
            <text:p>'seed cone phenological stage' THAT 'has participant' SOME (<text:line-break/> <text:s text:c="3"/>'whole plant' THAT 'has quality' SOME 'ripening seed cone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ripe seed cones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9">
          <table:table-cell office:value-type="string">
            <text:p>Class</text:p>
          </table:table-cell>
          <table:table-cell table:style-name="ce3" office:value-type="string">
            <text:p>PPO:0000113</text:p>
          </table:table-cell>
          <table:table-cell table:style-name="ce6" office:value-type="string">
            <text:p>falling cone or seed phenological stage</text:p>
          </table:table-cell>
          <table:table-cell table:style-name="ce8" office:value-type="string">
            <text:p>'plant phenological stage'</text:p>
          </table:table-cell>
          <table:table-cell table:style-name="ce8" office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11" table:formula="of:=CONCATENATE([.D17]; &quot; THAT 'has participant' SOME (&quot;; CHAR(10); &quot;    'whole plant' THAT 'has quality' SOME 'abscised cones or seeds present'&quot;; CHAR(10); &quot;)&quot;)" office:value-type="string" office:string-value="'plant phenological stage' THAT 'has participant' SOME (&#10;    'whole plant' THAT 'has quality' SOME 'abscised cones or seeds present'&#10;)">
            <text:p>'plant phenological stage' THAT 'has participant' SOME (<text:line-break/> <text:s text:c="3"/>'whole plant' THAT 'has quality' SOME 'abscised cones or seeds present'<text:line-break/>)</text:p>
          </table:table-cell>
          <table:table-cell table:style-name="ce6" table:number-columns-repeated="3"/>
          <table:table-cell table:style-name="ce3" office:value-type="string">
            <text:p>gymnosperms</text:p>
          </table:table-cell>
          <table:table-cell table:style-name="ce3" office:value-type="string">
            <text:p>“recent cone or seed drop”</text:p>
          </table:table-cell>
          <table:table-cell table:number-columns-repeated="2" table:style-name="ce3" office:value-type="string">
            <text:p>N/A</text:p>
          </table:table-cell>
        </table:table-row>
        <table:table-row table:style-name="ro7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7" table:number-rows-repeated="1047611">
          <table:table-cell table:number-columns-repeated="13"/>
        </table:table-row>
        <table:table-row table:style-name="ro7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5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5:38:10</dc:date>
    <dc:creator>Ramona Walls</dc:creator>
    <meta:editing-duration>P27DT17H8M19S</meta:editing-duration>
    <meta:editing-cycles>165</meta:editing-cycles>
    <meta:generator>OpenOffice/4.1.3$Unix OpenOffice.org_project/413m1$Build-9783</meta:generator>
    <meta:document-statistic meta:table-count="1" meta:cell-count="163" meta:object-count="0"/>
  </office:meta>
</office:document-meta>
</file>